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04T10:33:02.81</meta:creation-date>
    <meta:document-statistic meta:table-count="0" meta:image-count="0" meta:object-count="0" meta:page-count="1" meta:paragraph-count="0" meta:word-count="0" meta:character-count="0"/>
    <dc:date>2009-11-04T10:33:24.60</dc:date>
    <meta:editing-duration>PT00H00M21S</meta:editing-duration>
    <meta:editing-cycles>1</meta:editing-cycles>
    <meta:generator>OpenOffice.org/3.2$Win32 OpenOffice.org_project/320m2$Build-943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200c400d60002002d0058004100dc0081006b007a007d00e600500098002a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miKn5i5AKzzTxC9zoP7r8TgM9tU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B6dfTNpps1Ik3aEjXXeGerp9ZdQ=</DigestValue>
      </Reference>
      <Reference URI="#ID_006a0072004b004900cb00e4004f00dc00a400e6008c0072006b005c006e0062">
        <DigestMethod Algorithm="http://www.w3.org/2000/09/xmldsig#sha1"/>
        <DigestValue>E5Y3cRCamBWbnJhnF0cN7AzR3OM=</DigestValue>
      </Reference>
    </SignedInfo>
    <SignatureValue>Abvz3q5MJLMKC4i0r4fh8Ny1mIUbY76esYfKONxxXIvHeqrlhAIVyy+B03A346EE
GtcLFZjQoV1tsXuZDutcaIcrshMx+kV0d5UqfwmSM7oRY6b5tEwCHk/cz9s3S4X5
mzuVjtTKFEoF2OPLf+6/CCa+/myRx5vELQ5vyz/JQTw=</SignatureValue>
    <KeyInfo>
      <X509Data>
        <X509IssuerSerial>
          <X509IssuerName>CN=Sub CA 2 Root 7, OU=Development, O=OpenOffice.org, ST=Hamburg, C=DE</X509IssuerName>
          <X509SerialNumber>4096</X509SerialNumber>
        </X509IssuerSerial>
        <X509Certificate>MIIC5jCCAk+gAwIBAgICEAAwDQYJKoZIhvcNAQEFBQAwaDELMAkGA1UEBhMCREUx
EDAOBgNVBAgTB0hhbWJ1cmcxFzAVBgNVBAoTDk9wZW5PZmZpY2Uub3JnMRQwEgYD
VQQLEwtEZXZlbG9wbWVudDEYMBYGA1UEAxMPU3ViIENBIDIgUm9vdCA3MB4XDTA5
MTEyMDEzNDYwOFoXDTM0MTExNDEzNDYwOFowbzELMAkGA1UEBhMCREUxEDAOBgNV
BAgTB0hhbWJ1cmcxFzAVBgNVBAoTDk9wZW5PZmZpY2Uub3JnMRQwEgYDVQQLEwtE
ZXZlbG9wbWVudDEfMB0GA1UEAxMWVXNlciAxIFN1YiBDQSAyIFJvb3QgNzCBnzAN
BgkqhkiG9w0BAQEFAAOBjQAwgYkCgYEAp2uvom5hMy5xe+I4RNlM2m6Gu8b1ZI4u
i+hxyEatxUYF0gamieLOHxynTJSkJFaTB7HEUkRpJws06zEgcWNcCjOqDDlxrAhJ
w2asy+OoZqtcogB6uyTmk5EeDnyDnvIQhz8OwPblvyzTzBdM1ZqWNUtOynI6m5DI
TCQEL1GZIJUCAwEAAaOBlzCBlDBFBgNVHR8EPjA8MDqgOKA2hjRodHRwOi8vbG9j
YWxob3N0Ojg5MDIvZGVtb0NBL2NybC9TdWJfQ0FfMl9Sb290XzcuY3JsMAsGA1Ud
DwQEAwIF4DAdBgNVHQ4EFgQUJ5h+9q2CbfR6Mq7xVNEHrggODiswHwYDVR0jBBgw
FoAUO1AmRWzi/iixcQqolS14Y44sSJIwDQYJKoZIhvcNAQEFBQADgYEABn0K6PqL
hx11YSvH0W1WXybjKbTDJwU1D7fBIEKVC500Fl2bwkjIZ+HnQ+sQnkU+RNp8SxkF
AGaRg+qChkjoh+qgn8kd+K8T/S5OUH6g0rBepG/d5sgRYLxB5bYBTHqvMvbMW1fm
5Ich7BeYZ+tNLwfbj3Di83ePx/9g1tn3guM=</X509Certificate>
      </X509Data>
    </KeyInfo>
    <Object>
      <SignatureProperties>
        <SignatureProperty Id="ID_006a0072004b004900cb00e4004f00dc00a400e6008c0072006b005c006e0062" Target="#ID_00a200c400d60002002d0058004100dc0081006b007a007d00e600500098002a">
          <dc:date xmlns:dc="http://purl.org/dc/elements/1.1/">2009-11-20T14:50:47,53</dc:date>
        </SignatureProperty>
      </SignatureProperties>
    </Object>
  </Signature>
</document-signatures>
</file>